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5040000034BA87B2C88.png" manifest:media-type="image/png"/>
  <manifest:file-entry manifest:full-path="Pictures/10000000000003170000016CDDD3301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8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.966cm"/>
    </style:style>
    <style:style style:name="gr5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5cm" svg:stroke-color="#800000" draw:marker-end="Arrow" draw:marker-end-width="0.1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800000" draw:marker-end="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end="Arrow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svg:stroke-color="#000000" draw:marker-start-width="0.2cm" draw:marker-end="" draw:marker-end-width="0.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solid" draw:stroke-dash="Ultrafine_20_Dashed" svg:stroke-width="0.05cm" svg:stroke-color="#800000" draw:marker-end="Arrow" draw:marker-end-width="0.1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0000" draw:marker-start-width="0.125cm" draw:marker-end-width="0.12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800000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draw:auto-grow-height="true" draw:auto-grow-width="false" fo:max-height="0cm" fo:min-height="0.966cm" fo:padding-top="0.15cm" fo:padding-bottom="0.15cm" fo:padding-left="0.275cm" fo:padding-right="0.27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style:font-name="DejaVu Sans"/>
    </style:style>
    <style:style style:name="P3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style:font-name="DejaVu Sans"/>
    </style:style>
    <style:style style:name="T2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28cm" svg:height="9.63cm" svg:x="4.402cm" svg:y="0.784cm">
          <draw:image xlink:href="Pictures/10000000000003170000016CDDD33013.png" xlink:type="simple" xlink:show="embed" xlink:actuate="onLoad">
            <text:p/>
          </draw:image>
        </draw:frame>
        <draw:custom-shape draw:style-name="gr2" draw:text-style-name="P1" draw:layer="layout" svg:width="1.524cm" svg:height="6.096cm" svg:x="7.196cm" svg:y="2.1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6.096cm" svg:x="10.871cm" svg:y="2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6.096cm" svg:x="16.971cm" svg:y="2.1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6.096cm" svg:x="20.271cm" svg:y="2.16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402cm" svg:y1="9.398cm" svg:x2="25.484cm" svg:y2="9.398cm">
          <text:p/>
        </draw:line>
        <draw:frame draw:style-name="gr4" draw:text-style-name="P2" draw:layer="layout" svg:width="2.286cm" svg:height="1.216cm" svg:x="23.444cm" svg:y="9.652cm">
          <draw:text-box>
            <text:p><text:span text:style-name="T1">Time</text:span></text:p>
          </draw:text-box>
        </draw:frame>
        <draw:frame draw:style-name="gr5" draw:text-style-name="P3" draw:layer="layout" svg:width="2.54cm" svg:height="1.038cm" svg:x="3.756cm" svg:y="2.264cm">
          <draw:text-box>
            <text:p text:style-name="P3"><text:span text:style-name="T2">LFP</text:span></text:p>
          </draw:text-box>
        </draw:frame>
        <draw:frame draw:style-name="gr5" draw:text-style-name="P4" draw:layer="layout" svg:width="4.826cm" svg:height="0.962cm" svg:x="3.756cm" svg:y="8.29cm">
          <draw:text-box>
            <text:p text:style-name="P4"><text:span text:style-name="T3">Spike times</text:span></text:p>
          </draw:text-box>
        </draw:frame>
        <draw:line draw:style-name="gr6" draw:text-style-name="P1" draw:layer="layout" svg:x1="8.72cm" svg:y1="8.29cm" svg:x2="13.208cm" svg:y2="11.938cm">
          <text:p/>
        </draw:line>
        <draw:line draw:style-name="gr6" draw:text-style-name="P1" draw:layer="layout" svg:x1="12.395cm" svg:y1="8.265cm" svg:x2="13.462cm" svg:y2="11.938cm">
          <text:p/>
        </draw:line>
        <draw:line draw:style-name="gr6" draw:text-style-name="P1" draw:layer="layout" svg:x1="16.971cm" svg:y1="8.265cm" svg:x2="13.716cm" svg:y2="11.938cm">
          <text:p/>
        </draw:line>
        <draw:line draw:style-name="gr6" draw:text-style-name="P1" draw:layer="layout" svg:x1="20.271cm" svg:y1="8.265cm" svg:x2="13.97cm" svg:y2="11.938cm">
          <text:p/>
        </draw:line>
        <draw:line draw:style-name="gr7" draw:text-style-name="P1" draw:layer="layout" svg:x1="13.062cm" svg:y1="11.938cm" svg:x2="15.24cm" svg:y2="11.938cm">
          <text:p/>
        </draw:line>
        <draw:frame draw:style-name="gr8" draw:layer="layout" svg:width="3.401cm" svg:height="1.012cm" svg:x="12.446cm" svg:y="11.942cm">
          <draw:text-box>
            <text:p>Averaging</text:p>
          </draw:text-box>
        </draw:frame>
        <draw:line draw:style-name="gr9" draw:text-style-name="P1" draw:layer="layout" svg:x1="14.232cm" svg:y1="18.466cm" svg:x2="14.232cm" svg:y2="16.234cm">
          <text:p/>
        </draw:line>
        <draw:frame draw:style-name="gr1" draw:text-style-name="P1" draw:layer="layout" svg:width="7.923cm" svg:height="5.202cm" svg:x="10.189cm" svg:y="13.339cm">
          <draw:image xlink:href="Pictures/10000201000005040000034BA87B2C88.png" xlink:type="simple" xlink:show="embed" xlink:actuate="onLoad">
            <text:p/>
          </draw:image>
        </draw:frame>
        <draw:line draw:style-name="gr6" draw:text-style-name="P1" draw:layer="layout" svg:x1="25.4cm" svg:y1="8.636cm" svg:x2="14.371cm" svg:y2="11.914cm">
          <text:p/>
        </draw:line>
        <draw:line draw:style-name="gr10" draw:text-style-name="P1" draw:layer="layout" svg:x1="25.4cm" svg:y1="9.144cm" svg:x2="14.871cm" svg:y2="11.914cm">
          <text:p/>
        </draw:line>
        <draw:line draw:style-name="gr11" draw:text-style-name="P1" draw:layer="layout" svg:x1="13.062cm" svg:y1="11.942cm" svg:x2="10.189cm" svg:y2="13.339cm">
          <text:p/>
        </draw:line>
        <draw:line draw:style-name="gr12" draw:text-style-name="P1" draw:layer="layout" svg:x1="15.24cm" svg:y1="11.938cm" svg:x2="18.112cm" svg:y2="13.339cm">
          <text:p/>
        </draw:line>
        <draw:frame draw:style-name="gr13" draw:layer="layout" svg:width="6.604cm" svg:height="1.266cm" svg:x="10.922cm" svg:y="18.546cm">
          <draw:text-box>
            <text:p><text:span text:style-name="T4">Time relative to spik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lia Sprenger</meta:initial-creator>
    <meta:creation-date>2014-02-10T15:58:33</meta:creation-date>
    <dc:date>2014-11-23T14:41:35.631000000</dc:date>
    <dc:creator>Junji Ito</dc:creator>
    <meta:editing-duration>PT6H8M</meta:editing-duration>
    <meta:editing-cycles>6</meta:editing-cycles>
    <meta:generator>LibreOffice/4.2.4.2$Windows_x86 LibreOffice_project/63150712c6d317d27ce2db16eb94c2f3d7b699f8</meta:generator>
    <meta:document-statistic meta:object-count="45"/>
  </office:meta>
</office:document-meta>
</file>